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2pt" fo:font-weight="normal" officeooo:rsid="004a73c5" officeooo:paragraph-rsid="004a73c5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text-position="0% 100%" fo:font-size="14pt" fo:font-weight="bold" officeooo:rsid="004a73c5" officeooo:paragraph-rsid="004a73c5" style:font-size-asian="12.25pt" style:font-weight-asian="bold" style:font-size-complex="14pt" style:font-weight-complex="bold"/>
    </style:style>
    <style:style style:name="T1" style:family="text">
      <style:text-properties officeooo:rsid="004b2c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 Days Later deep in Fodder city</text:p>
      <text:p text:style-name="P2"/>
      <text:p text:style-name="P1">I had looted multiple jewellery stores and sold them in the past 2 days. I also encountered 2 gun shops and looted a police station. I earned a total of $100,000 in the 2 days I spent in the city. <text:span text:style-name="T1">Most of the things I sold were items that you couldn’t use for fighting like jewellery.</text:span> I also got a big amount of guns from the gun shops. I got <text:span text:style-name="T1">an assortment of equipment from the police station either lying around or worn by the dead policemen. Looking around at the den I have made for myself I quietly appreciated it. I have made what I think is the perfect experience farm. The place was a small restaurant near a big hotel. I light up the hotel during night to attract zombies from far away. While I use very loud speakers to attract the nearby zombies to my fortified restaurant. I made a pulley system that drops and lifts a very sturdy door at the entrance. It was made so I can make zombies come in when I needed to practice my melee weapons or shooting skills really close to the enemies. There was a ladder leading to the roof of the restaurant. There I could practice my shooting skills from far away. I preferred the method of letting the zombies in to kill them though it allowed me to gain money after I killed zombies even though it took more time to gain experience. On the roof was also the exit I use I made a series of bridges and ramps that I use to travel the block. Each of the buildings on the block I put ladders in alleys were zombies to go in oft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54:51.117000000</meta:creation-date>
    <dc:date>2018-11-21T18:33:57.025000000</dc:date>
    <meta:editing-duration>PT1H17M36S</meta:editing-duration>
    <meta:editing-cycles>13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2" meta:word-count="294" meta:character-count="1507" meta:non-whitespace-character-count="1215"/>
  </office:meta>
</office:document-meta>
</file>